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Heading_20_1" style:master-page-name="Standard">
      <loext:graphic-properties draw:fill="solid" draw:fill-color="#ffffff"/>
      <style:paragraph-properties fo:margin-top="0in" fo:margin-bottom="0.0835in" loext:contextual-spacing="false" fo:line-height="100%" fo:keep-together="auto" style:page-number="1" fo:background-color="#ffffff" fo:keep-with-next="auto"/>
    </style:style>
    <style:style style:name="P2" style:family="paragraph" style:parent-style-name="Heading_20_2">
      <loext:graphic-properties draw:fill="solid" draw:fill-color="#ffffff"/>
      <style:paragraph-properties fo:margin-top="0in" fo:margin-bottom="0.0555in" loext:contextual-spacing="false" fo:line-height="100%" fo:keep-together="auto" fo:background-color="#ffffff" fo:keep-with-next="auto"/>
    </style:style>
    <style:style style:name="P3" style:family="paragraph" style:parent-style-name="normal">
      <loext:graphic-properties draw:fill="solid" draw:fill-color="#ffffff"/>
      <style:paragraph-properties fo:margin-top="0in" fo:margin-bottom="0.222in" loext:contextual-spacing="false" fo:line-height="100%" fo:background-color="#ffffff"/>
    </style:style>
    <style:style style:name="P4" style:family="paragraph" style:parent-style-name="normal">
      <loext:graphic-properties draw:fill="solid" draw:fill-color="#ffffff"/>
      <style:paragraph-properties fo:margin-left="0in" fo:margin-right="0in" fo:margin-top="0.1528in" fo:margin-bottom="0.139in" loext:contextual-spacing="false" fo:line-height="100%" fo:text-indent="0in" style:auto-text-indent="false" fo:background-color="#ffffff"/>
    </style:style>
    <style:style style:name="P5" style:family="paragraph" style:parent-style-name="normal" style:list-style-name="WWNum2">
      <loext:graphic-properties draw:fill="solid" draw:fill-color="#ffffff"/>
      <style:paragraph-properties fo:margin-left="0.5in" fo:margin-right="0in" fo:margin-top="0.1528in" fo:margin-bottom="0.139in" loext:contextual-spacing="false" fo:line-height="100%" fo:text-indent="-0.25in" style:auto-text-indent="false" fo:background-color="#ffffff"/>
    </style:style>
    <style:style style:name="P6" style:family="paragraph" style:parent-style-name="normal" style:list-style-name="WWNum1">
      <loext:graphic-properties draw:fill="solid" draw:fill-color="#ffffff"/>
      <style:paragraph-properties fo:margin-left="0.5in" fo:margin-right="0in" fo:margin-top="0.1528in" fo:margin-bottom="0.139in" loext:contextual-spacing="false" fo:line-height="100%" fo:text-indent="-0.25in" style:auto-text-indent="false" fo:background-color="#ffffff"/>
    </style:style>
    <style:style style:name="P7" style:family="paragraph" style:parent-style-name="normal" style:list-style-name="WWNum5">
      <loext:graphic-properties draw:fill="solid" draw:fill-color="#ffffff"/>
      <style:paragraph-properties fo:margin-left="0.5in" fo:margin-right="0in" fo:margin-top="0.1528in" fo:margin-bottom="0.139in" loext:contextual-spacing="false" fo:line-height="100%" fo:text-indent="-0.25in" style:auto-text-indent="false" fo:background-color="#ffffff"/>
    </style:style>
    <style:style style:name="P8" style:family="paragraph" style:parent-style-name="normal" style:list-style-name="WWNum4">
      <loext:graphic-properties draw:fill="solid" draw:fill-color="#ffffff"/>
      <style:paragraph-properties fo:margin-left="0.5in" fo:margin-right="0in" fo:margin-top="0.1528in" fo:margin-bottom="0.139in" loext:contextual-spacing="false" fo:line-height="100%" fo:text-indent="-0.25in" style:auto-text-indent="false" fo:background-color="#ffffff"/>
    </style:style>
    <style:style style:name="P9" style:family="paragraph" style:parent-style-name="normal" style:list-style-name="WWNum1">
      <loext:graphic-properties draw:fill="solid" draw:fill-color="#ffffff"/>
      <style:paragraph-properties fo:margin-left="0.5in" fo:margin-right="0in" fo:margin-top="0in" fo:margin-bottom="0.222in" loext:contextual-spacing="false" fo:line-height="100%" fo:text-indent="-0.25in" style:auto-text-indent="false" fo:background-color="#ffffff"/>
    </style:style>
    <style:style style:name="P10" style:family="paragraph" style:parent-style-name="normal" style:list-style-name="WWNum5">
      <loext:graphic-properties draw:fill="solid" draw:fill-color="#ffffff"/>
      <style:paragraph-properties fo:margin-left="0.5in" fo:margin-right="0in" fo:margin-top="0in" fo:margin-bottom="0.222in" loext:contextual-spacing="false" fo:line-height="100%" fo:text-indent="-0.25in" style:auto-text-indent="false" fo:background-color="#ffffff"/>
    </style:style>
    <style:style style:name="P11" style:family="paragraph" style:parent-style-name="normal" style:list-style-name="WWNum6">
      <loext:graphic-properties draw:fill="solid" draw:fill-color="#ffffff"/>
      <style:paragraph-properties fo:margin-left="0.5in" fo:margin-right="0in" fo:margin-top="0in" fo:margin-bottom="0.222in" loext:contextual-spacing="false" fo:line-height="100%" fo:text-indent="-0.25in" style:auto-text-indent="false" fo:background-color="#ffffff"/>
    </style:style>
    <style:style style:name="P12" style:family="paragraph" style:parent-style-name="normal" style:list-style-name="WWNum3">
      <loext:graphic-properties draw:fill="solid" draw:fill-color="#ffffff"/>
      <style:paragraph-properties fo:margin-left="0.5in" fo:margin-right="0in" fo:margin-top="0in" fo:margin-bottom="0.222in" loext:contextual-spacing="false" fo:line-height="100%" fo:text-indent="-0.25in" style:auto-text-indent="false" fo:background-color="#ffffff"/>
    </style:style>
    <style:style style:name="P13" style:family="paragraph" style:parent-style-name="normal" style:list-style-name="WWNum4">
      <loext:graphic-properties draw:fill="solid" draw:fill-color="#ffffff"/>
      <style:paragraph-properties fo:margin-left="0.5in" fo:margin-right="0in" fo:margin-top="0in" fo:margin-bottom="0.222in" loext:contextual-spacing="false" fo:line-height="100%" fo:text-indent="-0.25in" style:auto-text-indent="false" fo:background-color="#ffffff"/>
    </style:style>
    <style:style style:name="P14" style:family="paragraph" style:parent-style-name="normal">
      <loext:graphic-properties draw:fill="solid" draw:fill-color="#ffffff"/>
      <style:paragraph-properties fo:margin-left="0in" fo:margin-right="0in" fo:margin-top="0in" fo:margin-bottom="0.222in" loext:contextual-spacing="false" fo:line-height="100%" fo:text-indent="0.5in" style:auto-text-indent="false" fo:background-color="#ffffff"/>
    </style:style>
    <style:style style:name="T1" style:family="text">
      <style:text-properties fo:color="#373d49" fo:font-size="23pt" fo:font-weight="bold" style:font-size-asian="23pt" style:font-weight-asian="bold" style:font-size-complex="23pt"/>
    </style:style>
    <style:style style:name="T2" style:family="text">
      <style:text-properties fo:color="#373d49" fo:font-size="17pt" fo:font-weight="bold" style:font-size-asian="17pt" style:font-weight-asian="bold" style:font-size-complex="17pt"/>
    </style:style>
    <style:style style:name="T3" style:family="text">
      <style:text-properties fo:color="#373d49" style:font-name="Georgia" fo:font-size="10.5pt" style:font-name-asian="Georgia1" style:font-size-asian="10.5pt" style:font-name-complex="Georgia1" style:font-size-complex="10.5pt"/>
    </style:style>
    <style:style style:name="T4" style:family="text">
      <style:text-properties fo:color="#373d49" style:font-name="Georgia" fo:font-size="10.5pt" fo:font-weight="bold" style:font-name-asian="Georgia1" style:font-size-asian="10.5pt" style:font-weight-asian="bold" style:font-name-complex="Georgia1" style:font-size-complex="10.5pt"/>
    </style:style>
    <style:style style:name="T5" style:family="text">
      <style:text-properties fo:color="#373d49" style:font-name="Georgia" fo:font-size="10.5pt" style:text-underline-style="none" style:font-name-asian="Georgia1" style:font-size-asian="10.5pt" style:font-name-complex="Georgia1" style:font-size-complex="10.5pt"/>
    </style:style>
    <style:style style:name="T6" style:family="text">
      <style:text-properties fo:color="#1155cc" style:font-name="Georgia" fo:font-size="10.5pt" style:text-underline-style="solid" style:text-underline-width="auto" style:text-underline-color="font-color" style:font-name-asian="Georgia1" style:font-size-asian="10.5pt" style:font-name-complex="Georgia1" style:font-size-complex="10.5pt"/>
    </style:style>
    <style:style style:name="T7" style:family="text">
      <style:text-properties fo:color="#188038" style:font-name="Roboto Mono" style:font-name-asian="Roboto Mono1" style:font-name-complex="Roboto Mono1"/>
    </style:style>
    <style:style style:name="T8" style:family="text">
      <style:text-properties style:font-name="Courier New" style:font-name-asian="Courier New1" style:font-name-complex="Courier New1"/>
    </style:style>
    <style:style style:name="T9" style:family="text">
      <style:text-properties fo:color="#c7254e" style:font-name="Courier New" fo:font-size="10.5pt" fo:background-color="#f9f2f4" loext:char-shading-value="0" style:font-name-asian="Courier New1" style:font-size-asian="10.5pt" style:font-name-complex="Courier New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Установка и настройка Docker и Docker Compose</text:span></text:p>
      <text:p text:style-name="P2"><text:bookmark text:name="_xf5ew06inws"/><text:span text:style-name="T2">Установка Docker Engine</text:span></text:p>
      <text:p text:style-name="P3"><text:span text:style-name="T3">Вы можете подробнее узнать об установке </text:span><text:a xlink:type="simple" xlink:href="https://docs.docker.com/engine/install/ubuntu/" text:style-name="Standard" text:visited-style-name="Standard"><text:span text:style-name="T6">в официальной документации Docker</text:span></text:a><text:span text:style-name="T3">.</text:span></text:p>
      <text:p text:style-name="P4"><text:span text:style-name="T4">Настройка репозитория</text:span></text:p>
      <text:list xml:id="list2180479260" text:style-name="WWNum2">
        <text:list-item>
          <text:p text:style-name="P5"><text:span text:style-name="T3">Обновите индекс пакетов:</text:span></text:p>
        </text:list-item>
      </text:list>
      <text:p text:style-name="normal"><text:span text:style-name="T3"></text:span><text:span text:style-name="T7">sudo</text:span><text:span text:style-name="T8"> </text:span><text:span text:style-name="T7">apt-get</text:span><text:span text:style-name="T8"> </text:span><text:span text:style-name="T7">update</text:span></text:p>
      <text:list xml:id="list215737624872444" text:continue-numbering="true" text:style-name="WWNum2">
        <text:list-item>
          <text:p text:style-name="P5"><text:span text:style-name="T8"></text:span><text:span text:style-name="T3">Установите необходимые пакеты:</text:span></text:p>
        </text:list-item>
      </text:list>
      <text:p text:style-name="normal"><text:span text:style-name="T3"></text:span><text:span text:style-name="T7">sudo</text:span><text:span text:style-name="T8"> </text:span><text:span text:style-name="T7">apt-get</text:span><text:span text:style-name="T8"> </text:span><text:span text:style-name="T7">install</text:span><text:span text:style-name="T8"> </text:span><text:span text:style-name="T7">ca-certificates</text:span><text:span text:style-name="T8"> </text:span><text:span text:style-name="T7">curl</text:span><text:span text:style-name="T8"> </text:span><text:span text:style-name="T7">gnupg</text:span></text:p>
      <text:list xml:id="list215737471262582" text:continue-numbering="true" text:style-name="WWNum2">
        <text:list-item>
          <text:p text:style-name="P5"><text:span text:style-name="T8"></text:span><text:span text:style-name="T3">Добавьте официальный GPG-ключ в Docker:</text:span></text:p>
        </text:list-item>
      </text:list>
      <text:p text:style-name="normal"><text:span text:style-name="T3"></text:span><text:span text:style-name="T7">sudo</text:span><text:span text:style-name="T8"> </text:span><text:span text:style-name="T7">install</text:span><text:span text:style-name="T8"> </text:span><text:span text:style-name="T7">-m</text:span><text:span text:style-name="T8"> </text:span><text:span text:style-name="T7">0755</text:span><text:span text:style-name="T8"> </text:span><text:span text:style-name="T7">-d</text:span><text:span text:style-name="T8"> </text:span><text:span text:style-name="T7">/etc/apt/keyrings</text:span></text:p>
      <text:p text:style-name="normal"><text:span text:style-name="T7">curl</text:span><text:span text:style-name="T8"> </text:span><text:span text:style-name="T7">-fsSL</text:span><text:span text:style-name="T8"> </text:span><text:span text:style-name="T7">https://download.docker.com/linux/ubuntu/gpg</text:span><text:span text:style-name="T8"> </text:span><text:span text:style-name="T7">|</text:span><text:span text:style-name="T8"> </text:span><text:span text:style-name="T7">sudo</text:span><text:span text:style-name="T8"> </text:span><text:span text:style-name="T7">gpg</text:span><text:span text:style-name="T8"> </text:span><text:span text:style-name="T7">--dearmor</text:span><text:span text:style-name="T8"> </text:span><text:span text:style-name="T7">-o</text:span><text:span text:style-name="T8"> </text:span><text:span text:style-name="T7">/etc/apt/keyrings/docker.gpg</text:span></text:p>
      <text:p text:style-name="normal"><text:span text:style-name="T7">sudo</text:span><text:span text:style-name="T8"> </text:span><text:span text:style-name="T7">chmod</text:span><text:span text:style-name="T8"> </text:span><text:span text:style-name="T7">a+r</text:span><text:span text:style-name="T8"> </text:span><text:span text:style-name="T7">/etc/apt/keyrings/docker.gpg</text:span></text:p>
      <text:list xml:id="list215736799769179" text:continue-numbering="true" text:style-name="WWNum2">
        <text:list-item>
          <text:p text:style-name="P5"><text:span text:style-name="T8"></text:span><text:span text:style-name="T3">Добавьте репозиторий Docker в источники Apt:</text:span></text:p>
        </text:list-item>
      </text:list>
      <text:p text:style-name="normal"><text:span text:style-name="T3"></text:span><text:span text:style-name="T7">echo</text:span><text:span text:style-name="T8"> </text:span><text:span text:style-name="T7">\</text:span></text:p>
      <text:p text:style-name="normal"><text:span text:style-name="T7">"deb</text:span><text:span text:style-name="T8"> </text:span><text:span text:style-name="T7">[arch="$(dpkg</text:span><text:span text:style-name="T8"> </text:span><text:span text:style-name="T7">--print-architecture)"</text:span><text:span text:style-name="T8"> </text:span><text:span text:style-name="T7">signed-by=/etc/apt/keyrings/docker.gpg]</text:span><text:span text:style-name="T8"> </text:span><text:span text:style-name="T7">https://download.docker.com/linux/ubuntu</text:span><text:span text:style-name="T8"> </text:span><text:span text:style-name="T7">\</text:span></text:p>
      <text:p text:style-name="normal"><text:span text:style-name="T7">"$(.</text:span><text:span text:style-name="T8"> </text:span><text:span text:style-name="T7">/etc/os-release</text:span><text:span text:style-name="T8"> </text:span><text:span text:style-name="T7">&amp;&amp;</text:span><text:span text:style-name="T8"> </text:span><text:span text:style-name="T7">echo</text:span><text:span text:style-name="T8"> </text:span><text:span text:style-name="T7">"$VERSION_CODENAME")"</text:span><text:span text:style-name="T8"> </text:span><text:span text:style-name="T7">stable"</text:span><text:span text:style-name="T8"> </text:span><text:span text:style-name="T7">|</text:span><text:span text:style-name="T8"> </text:span><text:span text:style-name="T7">\</text:span></text:p>
      <text:p text:style-name="normal"><text:span text:style-name="T7">sudo</text:span><text:span text:style-name="T8"> </text:span><text:span text:style-name="T7">tee</text:span><text:span text:style-name="T8"> </text:span><text:span text:style-name="T7">/etc/apt/sources.list.d/docker.list</text:span><text:span text:style-name="T8"> </text:span><text:span text:style-name="T7">&gt;</text:span><text:span text:style-name="T8"> </text:span><text:span text:style-name="T7">/dev/null</text:span></text:p>
      <text:list xml:id="list215737580760972" text:continue-numbering="true" text:style-name="WWNum2">
        <text:list-item>
          <text:p text:style-name="P5"><text:span text:style-name="T8"></text:span><text:span text:style-name="T3">Обновите индекс пакетов:</text:span></text:p>
        </text:list-item>
      </text:list>
      <text:p text:style-name="normal"><text:span text:style-name="T3"></text:span><text:span text:style-name="T7">sudo</text:span><text:span text:style-name="T8"> </text:span><text:span text:style-name="T7">apt-get</text:span><text:span text:style-name="T8"> </text:span><text:span text:style-name="T7">update</text:span></text:p>
      <text:p text:style-name="P4"><text:span text:style-name="T8"></text:span><text:span text:style-name="T4">Установка пакетов Docker</text:span></text:p>
      <text:p text:style-name="P4"><text:span text:style-name="T3">Чтобы установить последнюю версию, выполните:</text:span></text:p>
      <text:p text:style-name="normal"><text:span text:style-name="T3"></text:span><text:span text:style-name="T7">sudo</text:span><text:span text:style-name="T8"> </text:span><text:span text:style-name="T7">apt-get</text:span><text:span text:style-name="T8"> </text:span><text:span text:style-name="T7">install</text:span><text:span text:style-name="T8"> </text:span><text:span text:style-name="T7">docker-ce</text:span><text:span text:style-name="T8"> </text:span><text:span text:style-name="T7">docker-ce-cli</text:span><text:span text:style-name="T8"> </text:span><text:span text:style-name="T7">containerd.io</text:span><text:span text:style-name="T8"> </text:span><text:span text:style-name="T7">docker-buildx-plugin</text:span><text:span text:style-name="T8"> </text:span><text:span text:style-name="T7">docker-compose-plugin</text:span></text:p>
      <text:p text:style-name="P4"><text:span text:style-name="T8"></text:span><text:span text:style-name="T4">Проверка установки</text:span></text:p>
      <text:list xml:id="list1740732844" text:style-name="WWNum1">
        <text:list-item>
          <text:p text:style-name="P6"><text:span text:style-name="T3">Запустите тестовый образ, чтобы проверить корректность установки Docker Engine:</text:span></text:p>
        </text:list-item>
      </text:list>
      <text:p text:style-name="normal"><text:span text:style-name="T3"></text:span><text:span text:style-name="T7">sudo</text:span><text:span text:style-name="T8"> </text:span><text:span text:style-name="T7">docker</text:span><text:span text:style-name="T8"> </text:span><text:span text:style-name="T7">run</text:span><text:span text:style-name="T8"> </text:span><text:span text:style-name="T7">hello-world</text:span></text:p>
      <text:p text:style-name="P3"><text:soft-page-break/><text:span text:style-name="T8"></text:span></text:p>
      <text:list xml:id="list215737351627597" text:continue-numbering="true" text:style-name="WWNum1">
        <text:list-item>
          <text:p text:style-name="P9"><text:span text:style-name="T3">Выполнив эту команду, вы увидите подтверждение успешной установки и запуска Docker Engine.</text:span></text:p>
        </text:list-item>
      </text:list>
      <text:p text:style-name="P2"><text:bookmark text:name="_5vh58nzecrmk"/><text:span text:style-name="T2">Постустановочные шаги для Docker Engine на Linux</text:span></text:p>
      <text:p text:style-name="P3"><text:span text:style-name="T3">Вы можете узнать об этом подробнее </text:span><text:a xlink:type="simple" xlink:href="https://docs.docker.com/engine/install/linux-postinstall/" text:style-name="Standard" text:visited-style-name="Standard"><text:span text:style-name="T6">на официальной странице постустановочных шагов Docker</text:span></text:a><text:span text:style-name="T3">.</text:span></text:p>
      <text:p text:style-name="P4"><text:span text:style-name="T4">Управление Docker от имени пользователя, который не является root</text:span></text:p>
      <text:p text:style-name="P3"><text:span text:style-name="T3">По умолчанию демон Docker привязан к Unix-сокету, которым владеет пользователь root, а не к TCP-порту. Другие пользователи могут получить доступ к нему только через команду sudo.</text:span></text:p>
      <text:p text:style-name="P4"><text:span text:style-name="T3">Чтобы не использовать команду docker с префиксом sudo, создайте Unix-группу с именем docker и добавьте в неё пользователей. </text:span></text:p>
      <text:list xml:id="list2210798338" text:style-name="WWNum5">
        <text:list-item>
          <text:p text:style-name="P7"><text:span text:style-name="T3">Создайте группу docker:</text:span></text:p>
        </text:list-item>
      </text:list>
      <text:p text:style-name="normal"><text:span text:style-name="T3"></text:span><text:span text:style-name="T7">sudo</text:span><text:span text:style-name="T8"> </text:span><text:span text:style-name="T7">groupadd</text:span><text:span text:style-name="T8"> </text:span><text:span text:style-name="T7">docker</text:span></text:p>
      <text:p text:style-name="P14"><text:span text:style-name="T8"></text:span></text:p>
      <text:list xml:id="list215737414339966" text:continue-numbering="true" text:style-name="WWNum5">
        <text:list-item>
          <text:p text:style-name="P10"><text:span text:style-name="T3">Добавьте пользователя в группу docker:</text:span></text:p>
        </text:list-item>
      </text:list>
      <text:p text:style-name="normal"><text:span text:style-name="T3"></text:span><text:span text:style-name="T7">sudo</text:span><text:span text:style-name="T8"> </text:span><text:span text:style-name="T7">usermod</text:span><text:span text:style-name="T8"> </text:span><text:span text:style-name="T7">-aG</text:span><text:span text:style-name="T8"> </text:span><text:span text:style-name="T7">docker</text:span><text:span text:style-name="T8"> </text:span><text:span text:style-name="T7">$USER</text:span></text:p>
      <text:list xml:id="list215736813647970" text:continue-numbering="true" text:style-name="WWNum5">
        <text:list-item>
          <text:p text:style-name="P10"><text:span text:style-name="T8"></text:span><text:span text:style-name="T3">Выйдите из системы и войдите снова, чтобы изменения вступили в силу. Также можно активировать изменения группы с помощью:</text:span></text:p>
        </text:list-item>
      </text:list>
      <text:p text:style-name="normal"><text:span text:style-name="T3"></text:span><text:span text:style-name="T7">newgrp</text:span><text:span text:style-name="T8"> </text:span><text:span text:style-name="T7">docker</text:span></text:p>
      <text:list xml:id="list215737345809233" text:continue-numbering="true" text:style-name="WWNum5">
        <text:list-item>
          <text:p text:style-name="P10"><text:span text:style-name="T8"></text:span><text:span text:style-name="T3">Проверьте, что команды docker теперь работают без sudo:</text:span></text:p>
        </text:list-item>
      </text:list>
      <text:p text:style-name="normal"><text:span text:style-name="T3"></text:span><text:span text:style-name="T7">docker</text:span><text:span text:style-name="T8"> </text:span><text:span text:style-name="T7">run</text:span><text:span text:style-name="T8"> </text:span><text:span text:style-name="T7">hello-world</text:span></text:p>
      <text:list xml:id="list215737262670020" text:continue-numbering="true" text:style-name="WWNum5">
        <text:list-item>
          <text:p text:style-name="P7"><text:span text:style-name="T8"></text:span><text:span text:style-name="T3">Если возникают проблемы с правами доступа из-за применения sudo, исправьте это:</text:span></text:p>
        </text:list-item>
      </text:list>
      <text:p text:style-name="normal"><text:span text:style-name="T3"></text:span><text:span text:style-name="T7">sudo</text:span><text:span text:style-name="T8"> </text:span><text:span text:style-name="T7">chown</text:span><text:span text:style-name="T8"> </text:span><text:span text:style-name="T7">"$USER":"$USER"</text:span><text:span text:style-name="T8"> </text:span><text:span text:style-name="T7">/home/"$USER"/.docker</text:span><text:span text:style-name="T8"> </text:span><text:span text:style-name="T7">-R</text:span></text:p>
      <text:p text:style-name="normal"><text:span text:style-name="T7">sudo</text:span><text:span text:style-name="T8"> </text:span><text:span text:style-name="T7">chmod</text:span><text:span text:style-name="T8"> </text:span><text:span text:style-name="T7">g+rwx</text:span><text:span text:style-name="T8"> </text:span><text:span text:style-name="T7">"$HOME/.docker"</text:span><text:span text:style-name="T8"> </text:span><text:span text:style-name="T7">-R</text:span></text:p>
      <text:p text:style-name="P4"><text:span text:style-name="T8"></text:span><text:span text:style-name="T4">Настройка автозапуска Docker при загрузке системы с systemd</text:span></text:p>
      <text:p text:style-name="P3"><text:span text:style-name="T3">Docker автоматически запускается на Debian и Ubuntu Docker при загрузке. Изучите команды для справки.</text:span></text:p>
      <text:list xml:id="list3791120224" text:style-name="WWNum6">
        <text:list-item>
          <text:p text:style-name="P11"><text:span text:style-name="T3">Включить автозапуск:</text:span></text:p>
        </text:list-item>
      </text:list>
      <text:p text:style-name="normal"><text:span text:style-name="T3"></text:span><text:span text:style-name="T7">sudo</text:span><text:span text:style-name="T8"> </text:span><text:span text:style-name="T7">systemctl</text:span><text:span text:style-name="T8"> </text:span><text:span text:style-name="T7">enable</text:span><text:span text:style-name="T8"> </text:span><text:span text:style-name="T7">docker.service</text:span></text:p>
      <text:p text:style-name="normal"><text:span text:style-name="T7">sudo</text:span><text:span text:style-name="T8"> </text:span><text:span text:style-name="T7">systemctl</text:span><text:span text:style-name="T8"> </text:span><text:span text:style-name="T7">enable</text:span><text:span text:style-name="T8"> </text:span><text:span text:style-name="T7">containerd.service</text:span></text:p>
      <text:list xml:id="list2165642277" text:style-name="WWNum3">
        <text:list-item>
          <text:p text:style-name="P12"><text:span text:style-name="T8"></text:span><text:span text:style-name="T3">Отключить автозапуск:</text:span></text:p>
        </text:list-item>
      </text:list>
      <text:p text:style-name="normal"><text:soft-page-break/><text:span text:style-name="T3"></text:span><text:span text:style-name="T7">sudo</text:span><text:span text:style-name="T8"> </text:span><text:span text:style-name="T7">systemctl</text:span><text:span text:style-name="T8"> </text:span><text:span text:style-name="T7">disable</text:span><text:span text:style-name="T8"> </text:span><text:span text:style-name="T7">docker.service</text:span></text:p>
      <text:p text:style-name="normal"><text:span text:style-name="T7">sudo</text:span><text:span text:style-name="T8"> </text:span><text:span text:style-name="T7">systemctl</text:span><text:span text:style-name="T8"> </text:span><text:span text:style-name="T7">disable</text:span><text:span text:style-name="T8"> </text:span><text:span text:style-name="T7">containerd.service</text:span></text:p>
      <text:p text:style-name="P4"><text:span text:style-name="T8"></text:span><text:span text:style-name="T4">Настройка драйвера журналирования по умолчанию</text:span></text:p>
      <text:p text:style-name="P3"><text:span text:style-name="T3">Docker предоставляет драйверы для сбора и просмотра логов со всех контейнеров. По умолчанию используется драйвер json-file. Чтобы диск не переполнился логами, стоит настроить их ротацию. Также можно использовать другой драйвер, который автоматически ротирует логи или отправляет их на удалённый сервер. Подробнее об этом вы можете узнать </text:span><text:a xlink:type="simple" xlink:href="https://docs.docker.com/engine/install/linux-postinstall/#configure-default-logging-driver" text:style-name="Standard" text:visited-style-name="Standard"><text:span text:style-name="T6">в документации</text:span></text:a><text:span text:style-name="T3">.</text:span></text:p>
      <text:p text:style-name="P2"><text:bookmark text:name="_czspay31bcve"/><text:span text:style-name="T2">Установка Docker Compose</text:span></text:p>
      <text:p text:style-name="P3"><text:span text:style-name="T3">Вы можете ознакомиться с установкой подробнее </text:span><text:a xlink:type="simple" xlink:href="https://github.com/docker/compose" text:style-name="Standard" text:visited-style-name="Standard"><text:span text:style-name="T6">в документации на GitHub</text:span></text:a><text:span text:style-name="T3"> и </text:span><text:a xlink:type="simple" xlink:href="https://www.digitalocean.com/community/tutorials/how-to-install-and-use-docker-compose-on-ubuntu-20-04" text:style-name="Standard" text:visited-style-name="Standard"><text:span text:style-name="T6">в статье</text:span></text:a><text:span text:style-name="T3">.</text:span></text:p>
      <text:p text:style-name="P4"><text:span text:style-name="T4">Загрузка и установка</text:span></text:p>
      <text:p text:style-name="P4"><text:span text:style-name="T3">Запустите команду, чтобы загрузить версию 2.22.0 и сохранить исполняемый файл в </text:span><text:span text:style-name="T9">/usr/local/bin/docker-compose</text:span><text:span text:style-name="T3">:</text:span></text:p>
      <text:p text:style-name="normal"><text:span text:style-name="T3"></text:span><text:span text:style-name="T7">sudo</text:span><text:span text:style-name="T8"> </text:span><text:span text:style-name="T7">curl</text:span><text:span text:style-name="T8"> </text:span><text:span text:style-name="T7">-L</text:span><text:span text:style-name="T8"> </text:span><text:span text:style-name="T7">"https://github.com/docker/compose/releases/download/v2.23.0/docker-compose-linux-x86_64"</text:span><text:span text:style-name="T8"> </text:span><text:span text:style-name="T7">-o</text:span><text:span text:style-name="T8"> </text:span><text:span text:style-name="T7">/usr/local/bin/docker-compose</text:span></text:p>
      <text:p text:style-name="P4"><text:span text:style-name="T8"></text:span><text:span text:style-name="T4">Установка разрешений</text:span></text:p>
      <text:p text:style-name="P4"><text:span text:style-name="T3">Установите права на исполнение для файла </text:span><text:span text:style-name="T9">docker-compose</text:span><text:span text:style-name="T3">:</text:span></text:p>
      <text:p text:style-name="normal"><text:span text:style-name="T3"></text:span><text:span text:style-name="T7">sudo</text:span><text:span text:style-name="T8"> </text:span><text:span text:style-name="T7">chmod</text:span><text:span text:style-name="T8"> </text:span><text:span text:style-name="T7">+x</text:span><text:span text:style-name="T8"> </text:span><text:span text:style-name="T7">/usr/local/bin/docker-compose</text:span></text:p>
      <text:p text:style-name="P4"><text:span text:style-name="T8"></text:span><text:span text:style-name="T4">Проверка установки</text:span><text:span text:style-name="T3">:</text:span></text:p>
      <text:list xml:id="list1911034547" text:style-name="WWNum4">
        <text:list-item>
          <text:p text:style-name="P8"><text:span text:style-name="T3">Запустите команду, чтобы проверить версию Docker Compose:</text:span></text:p>
        </text:list-item>
      </text:list>
      <text:p text:style-name="normal"><text:span text:style-name="T3"></text:span><text:span text:style-name="T7">docker-compose</text:span><text:span text:style-name="T8"> </text:span><text:span text:style-name="T7">--version</text:span></text:p>
      <text:list xml:id="list215736646439071" text:continue-numbering="true" text:style-name="WWNum4">
        <text:list-item>
          <text:p text:style-name="P8"><text:span text:style-name="T8"></text:span><text:span text:style-name="T3">Если установка прошла успешно, вы увидите вывод:</text:span></text:p>
        </text:list-item>
      </text:list>
      <text:p text:style-name="normal"><text:span text:style-name="T3"></text:span><text:span text:style-name="T7">docker-compose</text:span><text:span text:style-name="T8"> </text:span><text:span text:style-name="T7">version</text:span><text:span text:style-name="T8"> </text:span><text:span text:style-name="T7">1.29.2,</text:span><text:span text:style-name="T8"> </text:span><text:span text:style-name="T7">build</text:span><text:span text:style-name="T8"> </text:span><text:span text:style-name="T7">5becea4c</text:span></text:p>
      <text:list xml:id="list215736545818761" text:continue-numbering="true" text:style-name="WWNum4">
        <text:list-item>
          <text:p text:style-name="P13"><text:span text:style-name="T8"></text:span><text:span text:style-name="T3">Теперь Docker Compose успешно установлен на вашей системе.</text:span></text:p>
        </text:list-item>
      </text:list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29T21:57:35.077487214</dc:date>
    <meta:editing-duration>PT1M47S</meta:editing-duration>
    <meta:editing-cycles>1</meta:editing-cycles>
    <meta:document-statistic meta:table-count="0" meta:image-count="0" meta:object-count="0" meta:page-count="3" meta:paragraph-count="68" meta:word-count="509" meta:character-count="3786" meta:non-whitespace-character-count="3398"/>
    <meta:generator>LibreOffice/6.4.7.2$Linux_X86_64 LibreOffice_project/40$Build-2</meta:generator>
  </office:meta>
</office:document-meta>
</file>